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 table:print-ranges="Sheet1.A1:Sheet1.E2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er Unit 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700" calcext:value-type="float">
            <text:p>2700</text:p>
          </table:table-cell>
          <table:table-cell table:formula="of:=[.D3]*2.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4800" calcext:value-type="float">
            <text:p>4800</text:p>
          </table:table-cell>
          <table:table-cell table:formula="of:=[.D4]*2.2" office:value-type="float" office:value="10560" calcext:value-type="float">
            <text:p>10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800" calcext:value-type="float">
            <text:p>1800</text:p>
          </table:table-cell>
          <table:table-cell table:formula="of:=[.D5]*2.2"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Tags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6]*[.C6]" office:value-type="float" office:value="7000" calcext:value-type="float">
            <text:p>7000</text:p>
          </table:table-cell>
          <table:table-cell table:formula="of:=[.D6]*2.2" office:value-type="float" office:value="15400" calcext:value-type="float">
            <text:p>15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Display 16x2 (Green)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D7]*2.2"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 Keypad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formula="of:=[.D8]*2.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zo Buzz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140" calcext:value-type="float">
            <text:p>140</text:p>
          </table:table-cell>
          <table:table-cell table:formula="of:=[.D9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D10]*2.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84" calcext:value-type="float">
            <text:p>84</text:p>
          </table:table-cell>
          <table:table-cell table:formula="of:=[.D11]*2.2" office:value-type="float" office:value="184.8" calcext:value-type="float">
            <text:p>18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s (in Meter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70" calcext:value-type="float">
            <text:p>70</text:p>
          </table:table-cell>
          <table:table-cell table:formula="of:=[.D12]*2.2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16 P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D13]*2.2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4 P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40" calcext:value-type="float">
            <text:p>140</text:p>
          </table:table-cell>
          <table:table-cell table:formula="of:=[.D14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2800" calcext:value-type="float">
            <text:p>2800</text:p>
          </table:table-cell>
          <table:table-cell table:formula="of:=[.D15]*2.2"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00" calcext:value-type="float">
            <text:p>400</text:p>
          </table:table-cell>
          <table:table-cell table:formula="of:=[.D16]*2.2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ylic Sheet (Sq. Meter)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500" calcext:value-type="float">
            <text:p>500</text:p>
          </table:table-cell>
          <table:table-cell table:formula="of:=[.D17]*2.2" office:value-type="float" office:value="1100" calcext:value-type="float">
            <text:p>110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17])" office:value-type="float" office:value="3054" calcext:value-type="float">
            <text:p>3054</text:p>
          </table:table-cell>
          <table:table-cell table:style-name="ce3" table:formula="of:=SUM([.C3:.C17])" office:value-type="float" office:value="1103" calcext:value-type="float">
            <text:p>1103</text:p>
          </table:table-cell>
          <table:table-cell table:style-name="ce3" table:formula="of:=SUM([.D3:.D17])" office:value-type="float" office:value="22729" calcext:value-type="float">
            <text:p>22729</text:p>
          </table:table-cell>
          <table:table-cell table:style-name="ce3" table:formula="of:=SUM([.E3:.E17])" office:value-type="float" office:value="50003.8" calcext:value-type="float">
            <text:p>50003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cluding Arduino Mega</text:p>
          </table:table-cell>
          <table:table-cell table:style-name="ce3" table:formula="of:=[.B25]-[.B4]" office:value-type="float" office:value="2254" calcext:value-type="float">
            <text:p>2254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[.D25]-[.D4]" office:value-type="float" office:value="17929" calcext:value-type="float">
            <text:p>17929</text:p>
          </table:table-cell>
          <table:table-cell table:style-name="ce3" table:formula="of:=[.E25]-[.E4]" office:value-type="float" office:value="39443.8" calcext:value-type="float">
            <text:p>39443.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23:37:14.739419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6T23:38:18.983643936</dc:date>
    <dc:creator>Aniruddha Arondekar</dc:creator>
    <meta:editing-duration>PT24M56S</meta:editing-duration>
    <meta:editing-cycles>23</meta:editing-cycles>
    <meta:document-statistic meta:table-count="1" meta:cell-count="90" meta:object-count="0"/>
  </office:meta>
</office:document-meta>
</file>